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Courier New" svg:font-family="'Courier New'"/>
    <style:font-face style:name="Liberation Sans" svg:font-family="'Liberation Sans', Arial, sans-serif"/>
    <style:font-face style:name="OpenSymbol" svg:font-family="Open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499cm"/>
    </style:style>
    <style:style style:name="P2" style:family="paragraph" style:parent-style-name="Text_20_body">
      <style:paragraph-properties fo:margin-top="0cm" fo:margin-bottom="0.499cm" fo:text-align="center" style:justify-single-word="false"/>
    </style:style>
    <style:style style:name="P3" style:family="paragraph" style:parent-style-name="Text_20_body">
      <style:paragraph-properties fo:margin-top="0cm" fo:margin-bottom="0.499cm"/>
      <style:text-properties fo:font-style="italic" fo:font-weight="bold" style:font-style-asian="italic" style:font-weight-asian="bold" style:font-style-complex="italic" style:font-weight-complex="bold"/>
    </style:style>
    <style:style style:name="P4" style:family="paragraph" style:parent-style-name="Text_20_body">
      <style:paragraph-properties fo:margin-top="0cm" fo:margin-bottom="0.499cm" fo:background-color="#e6e6e6">
        <style:background-image/>
      </style:paragraph-properties>
    </style:style>
    <style:style style:name="P5" style:family="paragraph" style:parent-style-name="Text_20_body">
      <style:paragraph-properties fo:margin-top="0cm" fo:margin-bottom="0.499cm" fo:background-color="#e6e6e6">
        <style:background-image/>
      </style:paragraph-properties>
      <style:text-properties fo:font-size="10pt"/>
    </style:style>
    <style:style style:name="P6" style:family="paragraph" style:parent-style-name="Text_20_body">
      <style:paragraph-properties fo:margin-top="0cm" fo:margin-bottom="0.499cm" fo:background-color="#e6e6e6">
        <style:background-image/>
      </style:paragraph-properties>
      <style:text-properties fo:font-size="10pt" fo:font-weight="normal" style:font-size-asian="10pt" style:font-weight-asian="normal" style:font-size-complex="10pt" style:font-weight-complex="normal"/>
    </style:style>
    <style:style style:name="P7" style:family="paragraph" style:parent-style-name="Text_20_body">
      <style:paragraph-properties fo:margin-top="0cm" fo:margin-bottom="0.499cm" fo:background-color="#e6e6e6">
        <style:background-image/>
      </style:paragraph-properties>
      <style:text-properties fo:font-style="normal" style:text-underline-style="none" fo:font-weight="normal" style:font-style-asian="normal" style:font-weight-asian="normal" style:font-style-complex="normal" style:font-weight-complex="normal"/>
    </style:style>
    <style:style style:name="P8" style:family="paragraph" style:parent-style-name="Text_20_body">
      <style:paragraph-properties fo:margin-top="0cm" fo:margin-bottom="0.499cm" fo:background-color="#e6e6e6">
        <style:background-image/>
      </style:paragraph-properties>
      <style:text-properties style:font-name="Times New Roman1" fo:font-size="10pt" style:font-name-asian="Times New Roman1" style:font-size-asian="12pt" style:font-name-complex="Times New Roman1" style:font-size-complex="12pt"/>
    </style:style>
    <style:style style:name="P9" style:family="paragraph" style:parent-style-name="Text_20_body">
      <style:paragraph-properties fo:margin-top="0cm" fo:margin-bottom="0.499cm" fo:background-color="#e6e6e6">
        <style:background-image/>
      </style:paragraph-properties>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0" style:family="paragraph" style:parent-style-name="Standard">
      <style:paragraph-properties fo:margin-top="0cm" fo:margin-bottom="0.499cm" fo:background-color="#e6e6e6">
        <style:background-image/>
      </style:paragraph-properties>
    </style:style>
    <style:style style:name="P11" style:family="paragraph" style:parent-style-name="Standard">
      <style:paragraph-properties fo:margin-top="0cm" fo:margin-bottom="0.499cm" fo:background-color="#e6e6e6">
        <style:background-image/>
      </style:paragraph-properties>
      <style:text-properties style:font-name="Times New Roman1" fo:font-size="10pt" style:font-name-asian="Times New Roman1" style:font-size-asian="12pt" style:font-name-complex="Times New Roman1" style:font-size-complex="12pt"/>
    </style:style>
    <style:style style:name="P12" style:family="paragraph" style:parent-style-name="Standard">
      <style:paragraph-properties fo:margin-top="0cm" fo:margin-bottom="0.499cm" fo:background-color="#e6e6e6">
        <style:background-image/>
      </style:paragraph-properties>
      <style:text-properties fo:font-size="10pt"/>
    </style:style>
    <style:style style:name="P13" style:family="paragraph" style:parent-style-name="Standard">
      <style:paragraph-properties fo:margin-top="0cm" fo:margin-bottom="0.499cm" fo:background-color="#e6e6e6">
        <style:background-image/>
      </style:paragraph-properties>
      <style:text-properties fo:font-size="10pt" fo:font-style="normal" style:font-style-asian="normal" style:font-style-complex="normal"/>
    </style:style>
    <style:style style:name="P14" style:family="paragraph" style:parent-style-name="Standard">
      <style:paragraph-properties fo:margin-top="0cm" fo:margin-bottom="0.499cm" fo:background-color="#e6e6e6">
        <style:background-image/>
      </style:paragraph-properties>
      <style:text-properties fo:font-size="10pt" style:font-size-asian="10pt" style:font-size-complex="10pt"/>
    </style:style>
    <style:style style:name="P15" style:family="paragraph" style:parent-style-name="Text_20_body">
      <style:text-properties fo:font-size="10pt"/>
    </style:style>
    <style:style style:name="P16" style:family="paragraph" style:parent-style-name="Text_20_body">
      <style:text-properties fo:font-size="10pt" fo:font-weight="bold" style:font-weight-asian="bold" style:font-weight-complex="bold"/>
    </style:style>
    <style:style style:name="P17" style:family="paragraph" style:parent-style-name="Text_20_body">
      <style:text-properties fo:font-size="10pt" style:font-size-asian="10pt" style:font-size-complex="10pt"/>
    </style:style>
    <style:style style:name="P18" style:family="paragraph" style:parent-style-name="Text_20_body">
      <style:text-properties fo:font-size="10pt" fo:font-weight="normal" style:font-weight-asian="normal" style:font-weight-complex="normal"/>
    </style:style>
    <style:style style:name="P19" style:family="paragraph" style:parent-style-name="Text_20_body">
      <style:text-properties fo:font-size="10pt" fo:font-style="normal" style:text-underline-style="none" fo:font-weight="normal" style:font-style-asian="normal" style:font-weight-asian="normal" style:font-style-complex="normal" style:font-weight-complex="normal"/>
    </style:style>
    <style:style style:name="P20" style:family="paragraph" style:parent-style-name="Text_20_body">
      <style:text-properties fo:font-size="10pt" fo:font-style="italic" style:text-underline-style="none" fo:font-weight="normal" style:font-style-asian="italic" style:font-weight-asian="normal" style:font-style-complex="italic" style:font-weight-complex="normal"/>
    </style:style>
    <style:style style:name="P21" style:family="paragraph" style:parent-style-name="Text_20_body">
      <style:text-properties fo:font-size="10pt" fo:font-style="italic" style:font-style-asian="italic" style:font-style-complex="italic"/>
    </style:style>
    <style:style style:name="P22" style:family="paragraph" style:parent-style-name="Text_20_body">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23" style:family="paragraph" style:parent-style-name="Text_20_body">
      <style:text-properties fo:font-style="italic" style:font-style-asian="italic" style:font-style-complex="italic"/>
    </style:style>
    <style:style style:name="P24" style:family="paragraph" style:parent-style-name="Contents_20_2">
      <style:paragraph-properties>
        <style:tab-stops>
          <style:tab-stop style:position="17.501cm" style:type="right" style:leader-style="dotted" style:leader-text="."/>
        </style:tab-stops>
      </style:paragraph-properties>
    </style:style>
    <style:style style:name="P25" style:family="paragraph" style:parent-style-name="Contents_20_1">
      <style:paragraph-properties>
        <style:tab-stops>
          <style:tab-stop style:position="18cm" style:type="right" style:leader-style="dotted" style:leader-text="."/>
        </style:tab-stops>
      </style:paragraph-properties>
    </style:style>
    <style:style style:name="P26" style:family="paragraph" style:parent-style-name="Contents_20_3">
      <style:paragraph-properties>
        <style:tab-stops>
          <style:tab-stop style:position="17.002cm" style:type="right" style:leader-style="dotted" style:leader-text="."/>
        </style:tab-stops>
      </style:paragraph-properties>
    </style:style>
    <style:style style:name="P27" style:family="paragraph" style:parent-style-name="Text_20_body" style:master-page-name="HTML">
      <style:paragraph-properties fo:margin-top="0cm" fo:margin-bottom="0.499cm" style:page-number="auto"/>
    </style:style>
    <style:style style:name="P28" style:family="paragraph" style:parent-style-name="Text_20_body" style:list-style-name="L1"/>
    <style:style style:name="T1" style:family="text">
      <style:text-properties style:font-name="Liberation Sans" fo:font-size="18pt" fo:font-weight="bold"/>
    </style:style>
    <style:style style:name="T2" style:family="text">
      <style:text-properties fo:font-weight="bold" style:font-weight-asian="bold" style:font-weight-complex="bold"/>
    </style:style>
    <style:style style:name="T3" style:family="text">
      <style:text-properties fo:font-weight="bold" style:font-size-asian="10pt" style:font-weight-asian="bold" style:font-size-complex="10pt" style:font-weight-complex="bold"/>
    </style:style>
    <style:style style:name="T4" style:family="text">
      <style:text-properties fo:font-size="10pt"/>
    </style:style>
    <style:style style:name="T5" style:family="text">
      <style:text-properties fo:font-size="10pt" fo:font-weight="bold"/>
    </style:style>
    <style:style style:name="T6" style:family="text">
      <style:text-properties fo:font-size="10pt" fo:font-weight="bold" style:font-weight-asian="bold" style:font-weight-complex="bold"/>
    </style:style>
    <style:style style:name="T7" style:family="text">
      <style:text-properties fo:font-size="10pt" fo:font-weight="normal" style:font-weight-asian="normal" style:font-weight-complex="normal"/>
    </style:style>
    <style:style style:name="T8" style:family="text">
      <style:text-properties fo:font-size="10pt" fo:font-style="normal" style:text-underline-style="none" fo:font-weight="bold" style:font-style-asian="normal" style:font-weight-asian="bold" style:font-style-complex="normal" style:font-weight-complex="bold"/>
    </style:style>
    <style:style style:name="T9" style:family="text">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T10" style:family="text">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T11" style:family="text">
      <style:text-properties style:font-name="Times New Roman1" fo:font-size="10pt" style:font-name-asian="Times New Roman1" style:font-size-asian="12pt" style:font-name-complex="Times New Roman1" style:font-size-complex="12pt"/>
    </style:style>
    <style:style style:name="T12" style:family="text">
      <style:text-properties style:font-name="Times New Roman1" style:font-name-asian="Times New Roman1" style:font-size-asian="12pt" style:font-name-complex="Times New Roman1" style:font-size-complex="12pt"/>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text:span text:style-name="T1">Syscheck Installation and Upgrade</text:span> </text:p>
      <text:p text:style-name="P2">Henrik Andreasson </text:p>
      <text:p text:style-name="P2">kinneh@users.sourceforge.net </text:p>
      <text:p text:style-name="P2">http://sourceforge.net/apps/trac/syscheck/</text:p>
      <text:p text:style-name="P2">2010-11-09</text:p>
      <text:p text:style-name="P2">Version 1.0.1</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25"><text:s/>1 New Installation <text:tab/>3</text:p>
          <text:p text:style-name="P24"><text:s/>1.1 Get Syscheck <text:tab/>3</text:p>
          <text:p text:style-name="P24"><text:s/>1.2 Unpack Syscheck <text:tab/>3</text:p>
          <text:p text:style-name="P24"><text:s/>1.3 Syscheck configuration <text:tab/>3</text:p>
          <text:p text:style-name="P26"><text:s/>1.3.1 Activate selected syscheck scripts<text:tab/>3</text:p>
          <text:p text:style-name="P26"><text:s/>1.3.2 Activate selected related scripts<text:tab/>4</text:p>
          <text:p text:style-name="P26"><text:s/>1.3.3 Mysql database configuration<text:tab/>4</text:p>
          <text:p text:style-name="P24"><text:s/>1.4 Make the new version the default <text:tab/>5</text:p>
          <text:p text:style-name="P25"><text:s/>2 Upgrade<text:tab/>5</text:p>
          <text:p text:style-name="P24"><text:s/>2.1 Get Syscheck <text:tab/>5</text:p>
          <text:p text:style-name="P24"><text:s/>2.2 Unpack Syscheck <text:tab/>5</text:p>
          <text:p text:style-name="P24"><text:s/>2.3 Migration of config from a previous version<text:tab/>5</text:p>
          <text:p text:style-name="P24"><text:s/>2.4 Make the new version the default <text:tab/>6</text:p>
          <text:p text:style-name="P25"><text:s/>3 SSH Keys Installation<text:tab/>6</text:p>
          <text:p text:style-name="P24"><text:s/>3.1 Generate keys on both nodes<text:tab/>6</text:p>
          <text:p text:style-name="P24"><text:s/>3.2 Add the own public key to the own authorized_keys to allow local ssh<text:tab/>7</text:p>
          <text:p text:style-name="P24"><text:s/>3.3 Add node1 public key to node2 authorized_keys to allow ssh from node1 to node2<text:tab/>7</text:p>
          <text:p text:style-name="P24"><text:s/>3.4 Add node2 public key to node1 authorized_keys to allow ssh from node2 to node1 <text:tab/>8</text:p>
          <text:p text:style-name="P25"><text:s/>4 References<text:tab/>10</text:p>
          <text:p text:style-name="P24"><text:s/>4.1 Syscheck mysql database backup management<text:tab/>10</text:p>
          <text:p text:style-name="P24"><text:s/>4.2 Using syscheck for database replication and failover<text:tab/>10</text:p>
          <text:p text:style-name="P24"><text:s/>4.3 Using syscheck for certificate and revovation archival<text:tab/>10</text:p>
        </text:index-body>
      </text:table-of-content>
      <text:p text:style-name="Text_20_body"><text:bookmark text:name="1_Install_of_database_replicat"/></text:p>
      <text:h text:style-name="Heading_20_1" text:outline-level="1"><text:soft-page-break/>New Installation </text:h>
      <text:section text:style-name="Sect2" text:name="Section2">
        <text:h text:style-name="Heading_20_2" text:outline-level="2">Get Syscheck </text:h>
        <text:p text:style-name="P9">username@smartcard20-node1:/var/tmp/ wget http://sourceforge.net/projects/syscheck/files/syscheck-1.5.15/syscheck-1.5.15.zip/download</text:p>
        <text:h text:style-name="Heading_20_2" text:outline-level="2">Unpack Syscheck </text:h>
        <text:p text:style-name="P9">username@smartcard20-node1:/usr/local/# unzip <text:s/>/var/tmp/syscheck-1.5.15.zip</text:p>
        <text:p text:style-name="P9">[...]</text:p>
        <text:p text:style-name="Text_20_body"/>
        <text:h text:style-name="Heading_20_2" text:outline-level="2">Syscheck configuration </text:h>
        <text:p text:style-name="P1">Configure the values in config/common.conf and the scripts you're using.</text:p>
        <text:h text:style-name="Heading_20_3" text:outline-level="3">Activate selected syscheck scripts</text:h>
        <text:p text:style-name="P9"/>
        <text:p text:style-name="P4"><text:span text:style-name="T10">username@smartcard20-node1:/usr/local/certificate-services/syscheck/scripts-enabled&gt; </text:span><text:span text:style-name="T9">sudo ln -s ../scripts-available/sc_02_ejbca.sh .</text:span></text:p>
        <text:p text:style-name="P4"><text:span text:style-name="T10">username@smartcard20-node1:/usr/local/certificate-services/syscheck/scripts-enabled&gt; </text:span><text:span text:style-name="T9">sudo ln -s ../scripts-available/ sc_03_memory-usage.sh .</text:span></text:p>
        <text:p text:style-name="P4"><text:span text:style-name="T10">username@smartcard20-node1:/usr/local/certificate-services/syscheck/scripts-enabled&gt; </text:span><text:span text:style-name="T9">sudo ln -s ../scripts-available/ sc_07_syslog.sh .</text:span></text:p>
        <text:p text:style-name="P22">And so on for each syscheck-script you want active.</text:p>
        <text:p text:style-name="Text_20_body"/>
        <text:p text:style-name="P17">Verify there is soft links, no file copied into scritps-enabled!</text:p>
        <text:p text:style-name="P9">username@smartcard20-node1:/usr/local/certificate-services/syscheck/scripts-enabled&gt; ls -l</text:p>
        <text:p text:style-name="P9">lrwxrwxrwx <text:s/>1 root root <text:s text:c="2"/>35 2010-06-04 14:25 sc_02_ejbca.sh -&gt; ../scripts-available/sc_02_ejbca.sh</text:p>
        <text:p text:style-name="P9">lrwxrwxrwx <text:s/>1 root root <text:s text:c="2"/>42 2010-06-04 14:25 sc_03_memory-usage.sh -&gt; ../scripts-available/sc_03_memory-usage.sh</text:p>
        <text:p text:style-name="P9">lrwxrwxrwx <text:s/>1 root root <text:s text:c="2"/>36 2010-06-04 14:25 sc_07_syslog.sh -&gt; ../scripts-available/sc_07_syslog.sh</text:p>
        <text:p text:style-name="P9">lrwxrwxrwx <text:s/>1 root root <text:s text:c="2"/>35 2010-06-04 14:25 sc_12_mysql.sh -&gt; ../scripts-available/sc_12_mysql.sh</text:p>
        <text:p text:style-name="P9">lrwxrwxrwx <text:s/>1 root root <text:s text:c="2"/>35 2010-06-04 14:25 sc_19_alive.sh -&gt; ../scripts-available/sc_19_alive.sh</text:p>
        <text:p text:style-name="P9">lrwxrwxrwx <text:s/>1 root root <text:s text:c="2"/>45 2010-06-04 14:25 sc_20_errors_ejbcalog.sh -&gt; ../scripts-available/sc_20_errors_ejbcalog.sh</text:p>
        <text:p text:style-name="P9"/>
        <text:p text:style-name="P22">Also check the config for each script you activate, there may or may not be anything to config, but let's check.</text:p>
        <text:p text:style-name="P9">username@smartcard20-node1:/usr/local/certificate-services/syscheck/&gt; sudo vi config/02.conf</text:p>
        <text:p text:style-name="P9"><text:soft-page-break/>username@smartcard20-node1:/usr/local/certificate-services/syscheck/&gt; sudo vi config/03.conf</text:p>
        <text:p text:style-name="P9">username@smartcard20-node1:/usr/local/certificate-services/syscheck/&gt; sudo vi config/07.conf</text:p>
        <text:p text:style-name="P9">username@smartcard20-node1:/usr/local/certificate-services/syscheck/&gt; sudo vi config/12.conf</text:p>
        <text:p text:style-name="P9">username@smartcard20-node1:/usr/local/certificate-services/syscheck/&gt; sudo vi config/19.conf</text:p>
        <text:p text:style-name="P9">username@smartcard20-node1:/usr/local/certificate-services/syscheck/&gt; sudo vi config/20.conf</text:p>
        <text:p text:style-name="P22"/>
        <text:h text:style-name="Heading_20_3" text:outline-level="3">Activate selected related scripts</text:h>
        <text:p text:style-name="Text_20_body">Make the soft links in the related-enabled directory.</text:p>
        <text:p text:style-name="P9">han@rp-ca-nod1:/usr/local/certificate-services/syscheck/related-enabled&gt; ln -s ../related-available/904_make_mysql_db_backup.sh .</text:p>
        <text:p text:style-name="Text_20_body">Verify there is soft links and no copied files in enabled!</text:p>
        <text:p text:style-name="P9">username@smartcard20-node1:/usr/local/certificate-services/syscheck/syscheck/related-enabled&gt; ls -al </text:p>
        <text:p text:style-name="P9">lrwxrwxrwx <text:s/>1 root root <text:s text:c="2"/>48 2010-06-04 14:25 904_make_mysql_db_backup.sh -&gt; ../related-available/904_make_mysql_db_backup.sh</text:p>
        <text:p text:style-name="P22">Also check the config for each script you activate, there may or may not be anything to config, but let's check.</text:p>
        <text:p text:style-name="P9">username@smartcard20-node1:/usr/local/certificate-services/syscheck/&gt; sudo vi config/900.conf</text:p>
        <text:p text:style-name="P9">username@smartcard20-node1:/usr/local/certificate-services/syscheck/&gt; sudo vi config/904.conf</text:p>
        <text:p text:style-name="P9">[...]</text:p>
        <text:h text:style-name="Heading_20_3" text:outline-level="3">Mysql database configuration</text:h>
        <text:p text:style-name="P1">Config database parameters, you can get the database-username/password information from ejbca it's in the file <text:s/><text:span text:style-name="T4">ejbca/conf/database.properties</text:span></text:p>
        <text:p text:style-name="P4"><text:span text:style-name="T4">less /usr/local/ejbca/conf/database.properties</text:span> </text:p>
        <text:p text:style-name="P6">database.url=jdbc:mysql://<text:span text:style-name="T2">127.0.0.1</text:span>:3306/<text:span text:style-name="T2">ejbca</text:span></text:p>
        <text:p text:style-name="P6">database.username=<text:span text:style-name="T2">ejbca</text:span></text:p>
        <text:p text:style-name="P6">database.password=<text:span text:style-name="T2">sdfiuh3wrnj</text:span></text:p>
        <text:p text:style-name="P1">Enter those parameters into the syscheck config/common.sh </text:p>
        <text:p text:style-name="P8">DB_NAME=<text:span text:style-name="T2">ejbca</text:span></text:p>
        <text:p text:style-name="P8">DB_USER=<text:span text:style-name="T2">ejbca</text:span></text:p>
        <text:p text:style-name="P8">DB_PASSWORD="<text:span text:style-name="T3">sdfiuh3wrnj</text:span>"</text:p>
        <text:p text:style-name="P4"/>
        <text:p text:style-name="Text_20_body"/>
        <text:p text:style-name="Text_20_body">If your installation has a weak(eg. foo123) mysql root password set a new with high security (eg. UiywfeW23)</text:p>
        <text:p text:style-name="Text_20_body"><text:soft-page-break/></text:p>
        <text:p text:style-name="P5"># mysqladmin password <text:s/>&lt;new-pass&gt; -u root --password=&lt;old-password&gt;</text:p>
        <text:p text:style-name="P4"><text:span text:style-name="T4"># mysqladmin password </text:span><text:span text:style-name="T6">UiywfeW23</text:span><text:span text:style-name="T4"> -u root –password=</text:span><text:span text:style-name="T6">foo123</text:span></text:p>
        <text:p text:style-name="P16">Alternativly use the mysql_secure_installation, this command removes test users and databases and sets a new mysql-root password</text:p>
        <text:p text:style-name="P4"><text:span text:style-name="T6"># </text:span><text:span text:style-name="T7">mysql_secure_installation</text:span></text:p>
        <text:p text:style-name="P18"/>
        <text:p text:style-name="P15"/>
        <text:p text:style-name="P16">Enter the new mysql root password <text:s/>into syscheck/config/common.conf</text:p>
        <text:p text:style-name="P4"><text:span text:style-name="T4">#Password for Mysql root</text:span> </text:p>
        <text:p text:style-name="P4"><text:span text:style-name="T4">MYSQLROOT_PASSWORD="</text:span><text:span text:style-name="T5">UiywfeW23</text:span><text:span text:style-name="T4">"</text:span> </text:p>
        <text:p text:style-name="P4"/>
        <text:p text:style-name="Text_20_body"/>
        <text:h text:style-name="Heading_20_2" text:outline-level="2">Make the new version the default </text:h>
        <text:p text:style-name="P4"><text:span text:style-name="T4">username@smartcard20-node1:/usr/local&gt; </text:span><text:span text:style-name="T6">sudo </text:span><text:span text:style-name="T5">rm syscheck</text:span> </text:p>
        <text:p text:style-name="P4"><text:span text:style-name="T4">username@smartcard20-node1:/usr/local&gt; </text:span><text:span text:style-name="T5">sudo ln -s syscheck-1.5.11 syscheck</text:span> </text:p>
        <text:h text:style-name="Heading_20_1" text:outline-level="1">Upgrade</text:h>
        <text:h text:style-name="Heading_20_2" text:outline-level="2">Get Syscheck </text:h>
        <text:p text:style-name="P9">username@smartcard20-node1:/var/tmp/ wget http://sourceforge.net/projects/syscheck/files/syscheck-1.5.15/syscheck-1.5.15.zip/download</text:p>
        <text:h text:style-name="Heading_20_2" text:outline-level="2">Unpack Syscheck </text:h>
        <text:p text:style-name="P9">username@smartcard20-node1:/usr/local/# unzip <text:s/>/var/tmp/syscheck-1.5.15.zip</text:p>
        <text:p text:style-name="P9">[...]</text:p>
        <text:h text:style-name="Heading_20_2" text:outline-level="2">Migration of config from a previous version</text:h>
        <text:p text:style-name="P19">If migrating a host to new hardware make a backup of syscheck to be transferred to the new hardware.</text:p>
        <text:p text:style-name="P7"><text:span text:style-name="T4">root@smartcard20-node1:/usr/local # </text:span><text:span text:style-name="T6">zip -r9 /tmp/syscheck-backup-x.y.z.zip syscheck-x.y.z </text:span></text:p>
        <text:p text:style-name="P15">Transfer the zip to the new host, then unpack the backup.</text:p>
        <text:p text:style-name="P4"><text:span text:style-name="T4">root@smartcard20-node1:/usr/local # </text:span><text:span text:style-name="T6">unzip </text:span><text:span text:style-name="T8">/tmp/syscheck-backup-x.y.z.zip</text:span></text:p>
        <text:p text:style-name="Text_20_body">Copy enabled scripts </text:p>
        <text:p text:style-name="P4"><text:span text:style-name="T4">root@smartcard20-node1:/usr/local/syscheck # </text:span><text:span text:style-name="T5">cp -a ../syscheck-&lt;last-version&gt;/related-enabled/* ./ related-enabled/</text:span> </text:p>
        <text:p text:style-name="P4"><text:span text:style-name="T4">root@smartcard20-node1:/usr/local/syscheck # </text:span><text:span text:style-name="T5">cp -a ../syscheck-&lt;last-version&gt;/scritps-enabled/* ./ scritps-enabled/</text:span> </text:p>
        <text:p text:style-name="P19"><text:soft-page-break/>Run the copy config command to loop through the configs and check wheter you want to use ther old or the new config.</text:p>
        <text:p text:style-name="P20">Tip: Use the old if it's configured and only differs to the new config is the values you entered. Is there new options you need, use the new one and migrate the config manually</text:p>
        <text:p text:style-name="P4"><text:span text:style-name="T4">root@smartcard20-node1:/usr/local/syscheck # </text:span><text:span text:style-name="T5">./lib/copy-config-from-old-version.sh /path/to/old/syscheck-&lt;last-version&gt;/config ./config/</text:span> </text:p>
        <text:p text:style-name="P1">Migrate old resouces.sh to the new common.conf <text:s/></text:p>
        <text:p text:style-name="P3">Note: ONLY NEEDED IF UPGRADING FROM 1.4.0 or earlier</text:p>
        <text:p text:style-name="P4"><text:span text:style-name="T4">root@smartcard20-node1:/usr/local/syscheck # </text:span><text:span text:style-name="T6">diff -uw</text:span><text:span text:style-name="T5"> ../syscheck-&lt;last-version&gt;/resources.sh ./config/common.conf</text:span></text:p>
        <text:p text:style-name="P1">Go though the differences and manually enter the changes you need to keep into the new common.conf</text:p>
        <text:p text:style-name="Standard"/>
        <text:h text:style-name="Heading_20_2" text:outline-level="2">Make the new version the default </text:h>
        <text:p text:style-name="P4"><text:span text:style-name="T4">username@smartcard20-node1:/usr/local&gt; </text:span><text:span text:style-name="T6">sudo </text:span><text:span text:style-name="T5">rm syscheck</text:span> </text:p>
        <text:p text:style-name="P4"><text:span text:style-name="T4">username@smartcard20-node1:/usr/local&gt; </text:span><text:span text:style-name="T5">sudo ln -s syscheck-1.5.15 syscheck</text:span> </text:p>
        <text:h text:style-name="Heading_20_1" text:outline-level="1">SSH Keys Installation</text:h>
        <text:p text:style-name="Text_20_body">This chapter assumes that your application user is called “jboss”. The purpose of the installation of ssh-keys is to automaticly be able to run commands on the other node in a cluster.</text:p>
        <text:p text:style-name="P23"/>
        <text:h text:style-name="Heading_20_2" text:outline-level="2">Generate keys on both nodes</text:h>
        <text:p text:style-name="P23">on node1 run:</text:p>
        <text:p text:style-name="P8">username@smartcard20-node1:/usr/local&gt; sudo su <text:s/>- jboss </text:p>
        <text:p text:style-name="P8">jobss@smartcard20-node1:~&gt; ssh-keygen </text:p>
        <text:p text:style-name="P8">Generating public/private rsa key pair.</text:p>
        <text:p text:style-name="P8">Enter file in which to save the key (/home/jboss/.ssh/id_rsa): </text:p>
        <text:p text:style-name="P8">Created directory '/home/jboss/.ssh'.</text:p>
        <text:p text:style-name="P8">Enter passphrase (empty for no passphrase): <text:span text:style-name="T2">(press enter to use no passphrase)</text:span></text:p>
        <text:p text:style-name="P8">Enter same passphrase again: </text:p>
        <text:p text:style-name="P8">Your identification has been saved in /home/jboss/.ssh/id_rsa.</text:p>
        <text:p text:style-name="P8">Your public key has been saved in /home/jboss/.ssh/id_rsa.pub.</text:p>
        <text:p text:style-name="P23">on node2 run:</text:p>
        <text:p text:style-name="P8">username@smartcard20-node2:/usr/local&gt; sudo su <text:s/>- jboss </text:p>
        <text:p text:style-name="P8">jobss@smartcard20-node2:~&gt; ssh-keygen </text:p>
        <text:p text:style-name="P8">Generating public/private rsa key pair.</text:p>
        <text:p text:style-name="P8"><text:soft-page-break/>Enter file in which to save the key (/home/jboss/.ssh/id_rsa): </text:p>
        <text:p text:style-name="P8">Created directory '/home/jboss/.ssh'.</text:p>
        <text:p text:style-name="P8">Enter passphrase (empty for no passphrase): <text:span text:style-name="T2">(press enter to use no passphrase)</text:span></text:p>
        <text:p text:style-name="P8">Enter same passphrase again: </text:p>
        <text:p text:style-name="P8">Your identification has been saved in /home/jboss/.ssh/id_rsa.</text:p>
        <text:p text:style-name="P8">Your public key has been saved in /home/jboss/.ssh/id_rsa.pub.</text:p>
        <text:h text:style-name="Heading_20_2" text:outline-level="2">Add the own public key to the own authorized_keys to allow local ssh</text:h>
        <text:p text:style-name="P23">on node1 run:</text:p>
        <text:p text:style-name="P11">jboss@smartcard20-node1:~&gt; <text:span text:style-name="T2">cp .ssh/id_rsa.pub <text:s/>.ssh/authorized_keys</text:span></text:p>
        <text:p text:style-name="P11">jboss@smartcard20-node1:~&gt; ssh localhost</text:p>
        <text:p text:style-name="P11">The authenticity of host 'localhost (127.0.0.1)' can't be established.</text:p>
        <text:p text:style-name="P11">RSA key fingerprint is 73:c8:8f:20:73:83:62:c7:5e:a0:7d:cb:38:c8:04:43.</text:p>
        <text:p text:style-name="P11">Are you sure you want to continue connecting (yes/no)? <text:span text:style-name="T2">yes</text:span></text:p>
        <text:p text:style-name="P11">Warning: Permanently added 'localhost' (RSA) to the list of known hosts.</text:p>
        <text:p text:style-name="P11">jboss@smartcard20-node1:~&gt; logout</text:p>
        <text:p text:style-name="P23">on node2 run:</text:p>
        <text:p text:style-name="P11">jboss@smartcard20-node2:~&gt; <text:span text:style-name="T2">cp .ssh/id_rsa.pub <text:s/>.ssh/authorized_keys</text:span></text:p>
        <text:p text:style-name="P11">jboss@smartcard20-node2:~&gt; ssh localhost</text:p>
        <text:p text:style-name="P11">The authenticity of host 'localhost (127.0.0.1)' can't be established.</text:p>
        <text:p text:style-name="P11">RSA key fingerprint is 73:c8:8f:20:73:83:62:c7:5e:a0:7d:cb:38:c8:04:43.</text:p>
        <text:p text:style-name="P11">Are you sure you want to continue connecting (yes/no)? <text:span text:style-name="T2">yes</text:span></text:p>
        <text:p text:style-name="P11">Warning: Permanently added 'localhost' (RSA) to the list of known hosts.</text:p>
        <text:p text:style-name="P11">jboss@smartcard20-node2:~&gt; logout</text:p>
        <text:h text:style-name="Heading_20_2" text:outline-level="2">Add node1 public key to node2 authorized_keys to allow ssh from node1 to node2</text:h>
        <text:p text:style-name="P23">on node1 run:</text:p>
        <text:p text:style-name="P10"><text:span text:style-name="T11">jboss@smartcard20-node1:~&gt; </text:span>cat .ssh/id_rsa.pub </text:p>
        <text:p text:style-name="P14">ssh-rsa AAAAB3NzaC1yc2EAAAABIwAAAQEAqAxIMkP3or7xGr/PTSpomW+zUh9Id5yL6GKhaoctgI1wJtM7wbiQhq4V6VXmL2onHIKDAJTJ+A10qzy8+iolCmAjnHbVw+Xy3YhPbQuT21dvntTuXtv+4xMgeAagbAg6hRI+3qcidmLkQGsSvJncJkJ/vftcw0e0rbRToDEiS3jbK6VFBo+k3mccBlPG3KqlvM6YoHajoAkxU11IIWY+sesnsfOPMjwt7bfXqT32XBNzIpAwBIJVQ0cBIs+Sz551hR5ERvWW9Qp8nl4hcEwVSrsiflyGJKxI7AnMxzaIJdfoBsZTj/jUtDpK/PnGuJzNMkwQlSmdCND+N2QW7<text:soft-page-break/>n9WxQ== jboss@smartcard20-node1</text:p>
        <text:p text:style-name="P21">on node2 run:</text:p>
        <text:p text:style-name="P13"><text:span text:style-name="T12">jboss@smartcard20-node2:~&gt; vi</text:span> .ssh/authorized_keys</text:p>
        <text:p text:style-name="P13">ssh-rsa AAAAB3NzaC1yc2EAAAABIwAAAQEAqAxIMkP3or7xGr/PTSpomW+zUh9Id5yL6GKhaoctgI1wJtM7wbiQhq4V6VXmL2onHIKDAJTJ+A10qzy8+iolCmAjnHbVw+Xy3YhPbQuT21dvntTuXtv+4xMgeAagbAg6hRI+3qcidmLkQGsSvJncJkJ/vftcw0e0rbRToDEiS3jbK6VFBo+k3mccBlPG3KqlvM6YoHajoAkxU11IIWY+sesnsfOPMjwt7bfXqT32XBNzIpAwBIJVQ0cBIs+Sz551hR5ERvWW9Qp8nl4hcEwVSrsiflyGJKxI7AnMxzaIJdfoBsZTj/jUtDpK/PnGuJzNMkwQlSmdCND+N2QW7n9WxQ== jboss@smartcard20-node2</text:p>
        <text:p text:style-name="P13">~ <text:s text:c="140"/></text:p>
        <text:list xml:id="list1323340870" text:style-name="L1">
          <text:list-item>
            <text:p text:style-name="P28">To add a new line below the only line in authorized_keys press “o”</text:p>
          </text:list-item>
          <text:list-item>
            <text:p text:style-name="P28">then paste the key from node1 </text:p>
          </text:list-item>
          <text:list-item>
            <text:p text:style-name="P28">press escape to exit edit mode</text:p>
          </text:list-item>
          <text:list-item>
            <text:p text:style-name="P28">make sure that the new key is on one line only, press “J” to join to lines if the line broke in copy-and-paste, delete space with “x”</text:p>
          </text:list-item>
          <text:list-item>
            <text:p text:style-name="P28">press :wq to exit </text:p>
          </text:list-item>
        </text:list>
        <text:p text:style-name="Text_20_body"/>
        <text:p text:style-name="Text_20_body">Change the window size so any line-wraps problem reveals it self. Make sure each key is on one line</text:p>
        <text:p text:style-name="P21">on node2 run:</text:p>
        <text:p text:style-name="P13"><text:span text:style-name="T12">jboss@smartcard20-node2:~&gt; </text:span><text:span text:style-name="T2">cat <text:s/>.ssh/authorized_keys</text:span></text:p>
        <text:p text:style-name="P13">ssh-rsa AAAAB3NzaC1yc2EAAAABIwAAAQEAqAxIMkP3or7xGr/PTSpomW+zUh9Id5yL6GKhaoctgI1wJtM7wbiQhq4V6VXmL2onHIKDAJTJ+A10qzy8+iolCmAjnHbVw+Xy3YhPbQuT21dvntTuXtv+4xMgeAagbAg6hRI+3qcidmLkQGsSvJncJkJ/vftcw0e0rbRToDEiS3jbK6VFBo+k3mccBlPG3KqlvM6YoHajoAkxU11IIWY+sesnsfOPMjwt7bfXqT32XBNzIpAwBIJVQ0cBIs+Sz551hR5ERvWW9Qp8nl4hcEwVSrsiflyGJKxI7AnMxzaIJdfoBsZTj/jUtDpK/PnGuJzNMkwQlSmdCND+N2QW7n9WxQ== jboss@smartcard20-node2</text:p>
        <text:p text:style-name="P13">ssh-rsa AAAAB3NzaC1yc2EAAAABIwAAAQEArzafoK1mzu0WYr1c0I8efdkOE5+58ccM83fJ32EuUxKfrvEi3GsJKyZPvuSZr4VXUgRvyyWzg8JtwJR7s+8NSqcHhdeN+zeVQx9/YCw8xOQLx9SOORato76WfwhjM7kUrZd/bIQQGRDwh1rvCVRlNr7kFFRsEe+afxP42AZkZaD6bCBsG4BF/iR5+YCERzuUymrN5g8qWU5Hw1Hegedz+7oCJZ8FO3UVB6SREDA1n4c651gWa+xtx+5KgWLcfQU8V019fzuVz45c1mF0r0zQF4Z66gq/HEkYUjttk7hgCrRaeIR1GTu+9HNF2+aSV44ZqKtd5L1cX1xsxJCJijjnSw== han@smartcard20-node1</text:p>
        <text:p text:style-name="P13"><text:span text:style-name="T12">jboss@smartcard20-node2:~&gt; </text:span><text:span text:style-name="T2">wc -l <text:s/>.ssh/authorized_keys</text:span></text:p>
        <text:p text:style-name="P13">2 .ssh/authorized_keys</text:p>
        <text:p text:style-name="P15">verify ssh access to the other node:</text:p>
        <text:p text:style-name="P13">jboss@smartcard20-node1:~&gt; ssh jboss@smartcard20-node2</text:p>
        <text:p text:style-name="P13">Last login: Sat Jun <text:s/>5 08:41:53 2010 from localhost</text:p>
        <text:p text:style-name="P13">jboss@smartcard20-node2:~&gt; </text:p>
        <text:p text:style-name="P15"/>
        <text:h text:style-name="Heading_20_2" text:outline-level="2">Add node2 public key to node1 authorized_keys to allow ssh from node2 to node1 </text:h>
        <text:p text:style-name="P23">on node2 run:</text:p>
        <text:p text:style-name="P10"><text:span text:style-name="T11">jboss@smartcard20-node2:~&gt; </text:span>cat .ssh/id_rsa.pub </text:p>
        <text:p text:style-name="P14">ssh-rsa AAAAB3NzaC1yc2EAAAABIwAAAQEAqAxIMkP3or7xGr/PTSpomW+zUh9Id5yL6GKhaoctgI1wJtM7wbiQhq4V6VXmL2onHIKDAJTJ+A10qzy8+iolCmAjnHbVw+Xy3YhPbQuT21dvntTuXtv+4xMgeAagbAg6hRI+3qcidmLkQGsSvJncJkJ/<text:soft-page-break/>vftcw0e0rbRToDEiS3jbK6VFBo+k3mccBlPG3KqlvM6YoHajoAkxU11IIWY+sesnsfOPMjwt7bfXqT32XBNzIpAwBIJVQ0cBIs+Sz551hR5ERvWW9Qp8nl4hcEwVSrsiflyGJKxI7AnMxzaIJdfoBsZTj/jUtDpK/PnGuJzNMkwQlSmdCND+N2QW7n9WxQ== jboss@smartcard20-node2</text:p>
        <text:p text:style-name="P21">on node1 run:</text:p>
        <text:p text:style-name="P13"><text:span text:style-name="T12">jboss@smartcard20-node1:~&gt; vi</text:span> .ssh/authorized_keys</text:p>
        <text:p text:style-name="P13">ssh-rsa AAAAB3NzaC1yc2EAAAABIwAAAQEAqAxIMkP3or7xGr/PTSpomW+zUh9Id5yL6GKhaoctgI1wJtM7wbiQhq4V6VXmL2onHIKDAJTJ+A10qzy8+iolCmAjnHbVw+Xy3YhPbQuT21dvntTuXtv+4xMgeAagbAg6hRI+3qcidmLkQGsSvJncJkJ/vftcw0e0rbRToDEiS3jbK6VFBo+k3mccBlPG3KqlvM6YoHajoAkxU11IIWY+sesnsfOPMjwt7bfXqT32XBNzIpAwBIJVQ0cBIs+Sz551hR5ERvWW9Qp8nl4hcEwVSrsiflyGJKxI7AnMxzaIJdfoBsZTj/jUtDpK/PnGuJzNMkwQlSmdCND+N2QW7n9WxQ== jboss@smartcard20-node1</text:p>
        <text:p text:style-name="P13">~ <text:s text:c="140"/></text:p>
        <text:list xml:id="list175201969" text:continue-numbering="true" text:style-name="L1">
          <text:list-item>
            <text:p text:style-name="P28">To add a new line below the only line in authorized_keys press “o”</text:p>
          </text:list-item>
          <text:list-item>
            <text:p text:style-name="P28">then paste the key from node2 </text:p>
          </text:list-item>
          <text:list-item>
            <text:p text:style-name="P28">press escape to exit edit mode</text:p>
          </text:list-item>
          <text:list-item>
            <text:p text:style-name="P28">make sure that the new key is on one line only, press “J” to join to lines if the line broke in copy-and-paste, delete space with “x”</text:p>
          </text:list-item>
          <text:list-item>
            <text:p text:style-name="P28">press :wq to exit </text:p>
          </text:list-item>
        </text:list>
        <text:p text:style-name="Text_20_body"/>
        <text:p text:style-name="Text_20_body">Change the window size so any line-wraps problem reveals it self. Make sure each key is on one line</text:p>
        <text:p text:style-name="P21">on node2 run:</text:p>
        <text:p text:style-name="P13"><text:span text:style-name="T12">jboss@smartcard20-node1:~&gt; </text:span><text:span text:style-name="T2">cat <text:s/>.ssh/authorized_keys</text:span></text:p>
        <text:p text:style-name="P13">ssh-rsa AAAAB3NzaC1yc2EAAAABIwAAAQEAqAxIMkP3or7xGr/PTSpomW+zUh9Id5yL6GKhaoctgI1wJtM7wbiQhq4V6VXmL2onHIKDAJTJ+A10qzy8+iolCmAjnHbVw+Xy3YhPbQuT21dvntTuXtv+4xMgeAagbAg6hRI+3qcidmLkQGsSvJncJkJ/vftcw0e0rbRToDEiS3jbK6VFBo+k3mccBlPG3KqlvM6YoHajoAkxU11IIWY+sesnsfOPMjwt7bfXqT32XBNzIpAwBIJVQ0cBIs+Sz551hR5ERvWW9Qp8nl4hcEwVSrsiflyGJKxI7AnMxzaIJdfoBsZTj/jUtDpK/PnGuJzNMkwQlSmdCND+N2QW7n9WxQ== jboss@smartcard20-node1</text:p>
        <text:p text:style-name="P13">ssh-rsa AAAAB3NzaC1yc2EAAAABIwAAAQEArzafoK1mzu0WYr1c0I8efdkOE5+58ccM83fJ32EuUxKfrvEi3GsJKyZPvuSZr4VXUgRvyyWzg8JtwJR7s+8NSqcHhdeN+zeVQx9/YCw8xOQLx9SOORato76WfwhjM7kUrZd/bIQQGRDwh1rvCVRlNr7kFFRsEe+afxP42AZkZaD6bCBsG4BF/iR5+YCERzuUymrN5g8qWU5Hw1Hegedz+7oCJZ8FO3UVB6SREDA1n4c651gWa+xtx+5KgWLcfQU8V019fzuVz45c1mF0r0zQF4Z66gq/HEkYUjttk7hgCrRaeIR1GTu+9HNF2+aSV44ZqKtd5L1cX1xsxJCJijjnSw== han@smartcard20-node2</text:p>
        <text:p text:style-name="P13"><text:span text:style-name="T12">jboss@smartcard20-node2:~&gt; </text:span><text:span text:style-name="T2">wc -l <text:s/>.ssh/authorized_keys</text:span></text:p>
        <text:p text:style-name="P13">2 .ssh/authorized_keys</text:p>
        <text:p text:style-name="P15">verify ssh access to the other node:</text:p>
        <text:p text:style-name="P13">jboss@smartcard20-node2:~&gt; ssh smartcard20-node1</text:p>
        <text:p text:style-name="P13">Last login: Sat Jun <text:s/>5 08:41:53 2010 from localhost</text:p>
        <text:p text:style-name="P12">jboss@smartcard20-node1:~&gt; </text:p>
        <text:h text:style-name="Heading_20_1" text:outline-level="1">References</text:h>
        <text:h text:style-name="Heading_20_2" text:outline-level="2">Syscheck mysql database backup management</text:h>
        <text:p text:style-name="Text_20_body">See the instruction for mysql database backup “syscheck-backup-management.pdf”</text:p>
        <text:h text:style-name="Heading_20_2" text:outline-level="2"><text:soft-page-break/>Using syscheck for database replication and failover</text:h>
        <text:p text:style-name="Text_20_body">See the instruction in “database_replication_and_failover.pdf”</text:p>
        <text:h text:style-name="Heading_20_2" text:outline-level="2">Using syscheck for certificate and revovation archival</text:h>
        <text:p text:style-name="Text_20_body">See the instruction in “certificate_and_revovation_archival.pd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Courier New" svg:font-family="'Courier New'"/>
    <style:font-face style:name="Liberation Sans" svg:font-family="'Liberation Sans', Arial, sans-serif"/>
    <style:font-face style:name="OpenSymbol" svg:font-family="Open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de" style:family="paragraph" style:parent-style-name="Text_20_body">
      <style:paragraph-properties fo:margin-top="0cm" fo:margin-bottom="0.499cm"/>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Cod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Footer"><text:title>Syscheck Installation and Upgrade</text:title><text:tab/><text:tab/>Page <text:page-number text:select-page="current">9</text:page-number>/<text:page-count>9</text:page-count><text:tab/></text:p>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Syscheck Installation and Upgrade</dc:title>
    <meta:creation-date>2009-03-28T14:47:44</meta:creation-date>
    <dc:language>en-US</dc:language>
    <meta:editing-cycles>21</meta:editing-cycles>
    <meta:editing-duration>PT61H35M23S</meta:editing-duration>
    <dc:date>2010-11-16T13:13:12</dc:date>
    <dc:creator>Henrik Andreasson</dc:creator>
    <meta:document-statistic meta:table-count="0" meta:image-count="0" meta:object-count="0" meta:page-count="9" meta:paragraph-count="208" meta:word-count="1367" meta:character-count="14926"/>
    <meta:user-defined meta:name="Info 1"/>
    <meta:user-defined meta:name="Info 2"/>
    <meta:user-defined meta:name="Info 3"/>
    <meta:user-defined meta:name="Info 4"/>
    <meta:hyperlink-behaviour office:target-frame-name="_top" xlink:show="replace"/>
  </office:meta>
</office:document-meta>
</file>